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1cm" svg:stroke-color="#ff3333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3333ff" draw:marker-start="Arrowheads_20_1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cc00" draw:marker-start="Arrowheads_20_1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7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2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837cm"/>
    </style:style>
    <style:style style:name="gr8" style:family="graphic" style:parent-style-name="standard">
      <style:graphic-properties svg:stroke-width="0.2cm" svg:stroke-color="#000000" draw:marker-start-width="0.5cm" draw:marker-end-width="0.5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9" style:family="graphic" style:parent-style-name="standard">
      <style:graphic-properties svg:stroke-width="0.2cm" svg:stroke-color="#000000" draw:marker-start-width="0.8cm" draw:marker-end-width="0.8cm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10" style:family="graphic" style:parent-style-name="objectwithoutfill">
      <style:graphic-properties svg:stroke-width="0.2cm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svg:stroke-width="0.2cm" svg:stroke-color="#000000" draw:marker-start-width="0.8cm" draw:marker-end-width="0.8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27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8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59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8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33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17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4.70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4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75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231cm"/>
    </style:style>
    <style:style style:name="gr22" style:family="graphic" style:parent-style-name="standard">
      <style:graphic-properties draw:stroke="none" svg:stroke-color="#ff6600" draw:fill="none" draw:fill-color="#ffffff" draw:textarea-horizontal-align="left" draw:auto-grow-height="true" draw:auto-grow-width="false" fo:min-height="0.337cm" fo:min-width="0.3cm"/>
    </style:style>
    <style:style style:name="gr23" style:family="graphic" style:parent-style-name="standard">
      <style:graphic-properties draw:stroke="none" svg:stroke-color="#ff6600" draw:fill="none" draw:fill-color="#ffffff" draw:textarea-horizontal-align="left" draw:auto-grow-height="true" draw:auto-grow-width="false" fo:min-height="0.337cm" fo:min-width="0.301cm"/>
    </style:style>
    <style:style style:name="gr24" style:family="graphic" style:parent-style-name="standard">
      <style:graphic-properties draw:stroke="none" svg:stroke-color="#ff6600" draw:fill="none" draw:fill-color="#ffffff" draw:textarea-horizontal-align="left" draw:auto-grow-height="true" draw:auto-grow-width="false" fo:min-height="0.338cm" fo:min-width="0.3cm"/>
    </style:style>
    <style:style style:name="gr25" style:family="graphic" style:parent-style-name="standard">
      <style:graphic-properties draw:stroke="none" svg:stroke-color="#ff6600" draw:fill="none" draw:fill-color="#ffffff" draw:textarea-horizontal-align="left" draw:auto-grow-height="true" draw:auto-grow-width="false" fo:min-height="0.338cm" fo:min-width="0.258cm"/>
    </style:style>
    <style:style style:name="gr26" style:family="graphic" style:parent-style-name="standard">
      <style:graphic-properties draw:stroke="none" svg:stroke-color="#ff6600" draw:fill="none" draw:fill-color="#ffffff" draw:textarea-horizontal-align="left" draw:auto-grow-height="true" draw:auto-grow-width="false" fo:min-height="0.337cm" fo:min-width="0.259cm"/>
    </style:style>
    <style:style style:name="gr27" style:family="graphic" style:parent-style-name="standard">
      <style:graphic-properties draw:stroke="none" svg:stroke-color="#ff6600" draw:fill="none" draw:fill-color="#ffffff" draw:textarea-horizontal-align="left" draw:auto-grow-height="true" draw:auto-grow-width="false" fo:min-height="0.337cm" fo:min-width="0.258cm"/>
    </style:style>
    <style:style style:name="gr28" style:family="graphic" style:parent-style-name="standard">
      <style:graphic-properties svg:stroke-width="0.2cm" svg:stroke-color="#993366" draw:marker-start-width="0.5cm" draw:marker-end-width="0.5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29" style:family="graphic" style:parent-style-name="standard">
      <style:graphic-properties svg:stroke-width="0.2cm" svg:stroke-color="#ff6600" draw:marker-start-width="0.5cm" draw:marker-end-width="0.5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30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bold"/>
    </style:style>
    <style:style style:name="P3" style:family="paragraph">
      <style:text-properties fo:font-weight="bold"/>
    </style:style>
    <style:style style:name="P4" style:family="paragraph">
      <style:text-properties fo:color="#993366" fo:font-size="20pt" fo:font-weight="bold" style:font-size-asian="20pt" style:font-size-complex="20pt"/>
    </style:style>
    <style:style style:name="P5" style:family="paragraph">
      <style:text-properties fo:color="#ff6600" fo:font-size="20pt" fo:font-weight="bold" style:font-size-asian="20pt" style:font-size-complex="20pt"/>
    </style:style>
    <style:style style:name="P6" style:family="paragraph">
      <style:paragraph-properties fo:text-align="center"/>
      <style:text-properties fo:color="#993366" fo:font-size="26pt" style:font-size-asian="26pt" style:font-size-complex="26pt"/>
    </style:style>
    <style:style style:name="P7" style:family="paragraph">
      <style:paragraph-properties fo:text-align="center"/>
      <style:text-properties fo:color="#993366"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text-align="center"/>
      <style:text-properties fo:color="#ff6600" fo:font-size="26pt" style:font-size-asian="26pt" style:font-size-complex="26pt"/>
    </style:style>
    <style:style style:name="P9" style:family="paragraph">
      <style:paragraph-properties fo:text-align="center"/>
      <style:text-properties fo:color="#ff6600" fo:font-size="26pt" fo:font-weight="bold" style:font-size-asian="26pt" style:font-weight-asian="bold" style:font-size-complex="26pt" style:font-weight-complex="bold"/>
    </style:style>
    <style:style style:name="P10" style:family="paragraph">
      <style:paragraph-properties fo:text-align="center"/>
      <style:text-properties fo:color="#993366" fo:font-size="36pt" style:font-size-asian="36pt" style:font-size-complex="36pt"/>
    </style:style>
    <style:style style:name="P11" style:family="paragraph">
      <style:paragraph-properties fo:text-align="center"/>
      <style:text-properties fo:color="#993366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/>
      <style:text-properties fo:color="#ff6600" fo:font-size="36pt" style:font-size-asian="36pt" style:font-size-complex="36pt"/>
    </style:style>
    <style:style style:name="P13" style:family="paragraph">
      <style:paragraph-properties fo:text-align="center"/>
      <style:text-properties fo:color="#ff6600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993366" fo:font-size="20pt" style:font-size-asian="20pt" style:font-size-complex="20pt"/>
    </style:style>
    <style:style style:name="T2" style:family="text">
      <style:text-properties fo:color="#ff6600" fo:font-size="20pt" style:font-size-asian="20pt" style:font-size-complex="20pt"/>
    </style:style>
    <style:style style:name="T3" style:family="text">
      <style:text-properties fo:color="#993366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ff6600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993366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6600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6.426cm" svg:y1="0.283cm" svg:x2="6.426cm" svg:y2="1.085cm">
          <text:p/>
        </draw:line>
        <draw:g>
          <draw:line draw:style-name="gr2" draw:text-style-name="P1" draw:layer="layout" svg:x1="16.222cm" svg:y1="4.4cm" svg:x2="14.222cm" svg:y2="6cm">
            <text:p/>
          </draw:line>
          <draw:line draw:style-name="gr3" draw:text-style-name="P1" draw:layer="layout" svg:x1="18.822cm" svg:y1="4.4cm" svg:x2="16.222cm" svg:y2="4.4cm">
            <text:p/>
          </draw:line>
          <draw:line draw:style-name="gr4" draw:text-style-name="P1" draw:layer="layout" svg:x1="16.222cm" svg:y1="1.6cm" svg:x2="16.222cm" svg:y2="4.4cm">
            <text:p/>
          </draw:line>
          <draw:frame draw:style-name="gr5" draw:text-style-name="P2" draw:layer="layout" svg:width="4.138cm" svg:height="0.962cm" svg:x="14.023cm" svg:y="5.8cm">
            <draw:text-box>
              <text:p text:style-name="P2">X (Roll axis)</text:p>
            </draw:text-box>
          </draw:frame>
          <draw:frame draw:style-name="gr6" draw:text-style-name="P2" draw:layer="layout" svg:width="4.477cm" svg:height="0.962cm" svg:x="17.723cm" svg:y="3.238cm">
            <draw:text-box>
              <text:p text:style-name="P2">Y (Pitch axis)</text:p>
            </draw:text-box>
          </draw:frame>
          <draw:frame draw:style-name="gr7" draw:text-style-name="P2" draw:layer="layout" svg:width="0.891cm" svg:height="0.962cm" svg:x="15.323cm" svg:y="1.6cm">
            <draw:text-box>
              <text:p text:style-name="P2">Z</text:p>
            </draw:text-box>
          </draw:frame>
        </draw:g>
        <draw:g>
          <draw:g>
            <draw:custom-shape draw:style-name="gr8" draw:text-style-name="P1" draw:layer="layout" svg:width="1.135cm" svg:height="1.894cm" draw:transform="skewX (-0.00104719755119649) rotate (2.18986461247729) translate (1.884cm 4.681cm)">
              <text:p/>
              <draw:enhanced-geometry svg:viewBox="0 0 88 21600" draw:glue-points="44 ?f6 44 0 0 10800 44 21600 88 10800" draw:text-areas="0 ?f6 88 ?f3" draw:mirror-horizontal="false" draw:mirror-vertical="false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line draw:style-name="gr1" draw:text-style-name="P1" draw:layer="layout" svg:x1="1.825cm" svg:y1="3.983cm" svg:x2="1.825cm" svg:y2="2.658cm">
              <text:p/>
            </draw:line>
            <draw:line draw:style-name="gr1" draw:text-style-name="P1" draw:layer="layout" svg:x1="1.825cm" svg:y1="2.758cm" svg:x2="2.825cm" svg:y2="2.083cm">
              <text:p/>
            </draw:line>
            <draw:line draw:style-name="gr1" draw:text-style-name="P1" draw:layer="layout" svg:x1="2.825cm" svg:y1="2.983cm" svg:x2="2.825cm" svg:y2="1.983cm">
              <text:p/>
            </draw:line>
          </draw:g>
          <draw:g>
            <draw:custom-shape draw:style-name="gr9" draw:text-style-name="P1" draw:layer="layout" svg:width="1.208cm" svg:height="1.8cm" draw:transform="rotate (1.57882484135407) translate (1.526cm 6.691cm)">
              <text:p/>
              <draw:enhanced-geometry svg:viewBox="0 0 88 21600" draw:glue-points="44 ?f6 44 0 0 10800 44 21600 88 10800" draw:text-areas="0 ?f6 88 ?f3" draw:mirror-horizontal="true" draw:mirror-vertical="false" draw:type="can" draw:modifiers="7699.7223764575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line draw:style-name="gr1" draw:text-style-name="P1" draw:layer="layout" svg:x1="3.015cm" svg:y1="6.283cm" svg:x2="3.015cm" svg:y2="4.883cm">
              <text:p/>
            </draw:line>
            <draw:line draw:style-name="gr1" draw:text-style-name="P1" draw:layer="layout" svg:x1="1.616cm" svg:y1="5.683cm" svg:x2="1.615cm" svg:y2="4.881cm">
              <text:p/>
            </draw:line>
            <draw:line draw:style-name="gr10" draw:text-style-name="P1" draw:layer="layout" svg:x1="3.117cm" svg:y1="4.932cm" svg:x2="1.514cm" svg:y2="4.932cm">
              <text:p/>
            </draw:line>
          </draw:g>
          <draw:g>
            <draw:custom-shape draw:style-name="gr9" draw:text-style-name="P1" draw:layer="layout" svg:width="1.208cm" svg:height="1.8cm" draw:transform="rotate (1.57882484135407) translate (1.53cm 10.892cm)">
              <text:p/>
              <draw:enhanced-geometry svg:viewBox="0 0 88 21600" draw:glue-points="44 ?f6 44 0 0 10800 44 21600 88 10800" draw:text-areas="0 ?f6 88 ?f3" draw:mirror-horizontal="true" draw:mirror-vertical="false" draw:type="can" draw:modifiers="7699.7223764575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line draw:style-name="gr1" draw:text-style-name="P1" draw:layer="layout" svg:x1="3.018cm" svg:y1="10.484cm" svg:x2="3.018cm" svg:y2="9.084cm">
              <text:p/>
            </draw:line>
            <draw:line draw:style-name="gr1" draw:text-style-name="P1" draw:layer="layout" svg:x1="1.619cm" svg:y1="9.884cm" svg:x2="1.618cm" svg:y2="9.082cm">
              <text:p/>
            </draw:line>
            <draw:line draw:style-name="gr10" draw:text-style-name="P1" draw:layer="layout" svg:x1="3.12cm" svg:y1="9.133cm" svg:x2="1.517cm" svg:y2="9.133cm">
              <text:p/>
            </draw:line>
          </draw:g>
          <draw:g>
            <draw:custom-shape draw:style-name="gr9" draw:text-style-name="P1" draw:layer="layout" svg:width="1.208cm" svg:height="1.8cm" draw:transform="rotate (1.57882484135407) translate (1.532cm 15.393cm)">
              <text:p/>
              <draw:enhanced-geometry svg:viewBox="0 0 88 21600" draw:glue-points="44 ?f6 44 0 0 10800 44 21600 88 10800" draw:text-areas="0 ?f6 88 ?f3" draw:mirror-horizontal="true" draw:mirror-vertical="false" draw:type="can" draw:modifiers="7699.7223764575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line draw:style-name="gr1" draw:text-style-name="P1" draw:layer="layout" svg:x1="3.021cm" svg:y1="14.985cm" svg:x2="3.021cm" svg:y2="13.585cm">
              <text:p/>
            </draw:line>
            <draw:line draw:style-name="gr1" draw:text-style-name="P1" draw:layer="layout" svg:x1="1.622cm" svg:y1="14.385cm" svg:x2="1.621cm" svg:y2="13.583cm">
              <text:p/>
            </draw:line>
            <draw:line draw:style-name="gr10" draw:text-style-name="P1" draw:layer="layout" svg:x1="3.123cm" svg:y1="13.634cm" svg:x2="1.52cm" svg:y2="13.634cm">
              <text:p/>
            </draw:line>
          </draw:g>
          <draw:custom-shape draw:style-name="gr11" draw:text-style-name="P1" draw:layer="layout" svg:width="4.001cm" svg:height="2.2cm" draw:transform="skewX (-0.000523598775598306) rotate (-0.0731292956585625) translate (0.526cm 17.912cm)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7778.073975341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8" draw:text-style-name="P1" draw:layer="layout" svg:width="1.135cm" svg:height="1.894cm" draw:transform="skewX (-0.00104719755119649) rotate (2.18986461247729) translate (1.984cm 18.481cm)">
              <text:p/>
              <draw:enhanced-geometry svg:viewBox="0 0 88 21600" draw:glue-points="44 ?f6 44 0 0 10800 44 21600 88 10800" draw:text-areas="0 ?f6 88 ?f3" draw:mirror-horizontal="false" draw:mirror-vertical="false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line draw:style-name="gr1" draw:text-style-name="P1" draw:layer="layout" svg:x1="1.925cm" svg:y1="17.783cm" svg:x2="1.925cm" svg:y2="16.458cm">
              <text:p/>
            </draw:line>
            <draw:line draw:style-name="gr1" draw:text-style-name="P1" draw:layer="layout" svg:x1="1.925cm" svg:y1="16.558cm" svg:x2="2.925cm" svg:y2="15.883cm">
              <text:p/>
            </draw:line>
            <draw:line draw:style-name="gr1" draw:text-style-name="P1" draw:layer="layout" svg:x1="2.925cm" svg:y1="16.783cm" svg:x2="2.925cm" svg:y2="15.783cm">
              <text:p/>
            </draw:line>
          </draw:g>
          <draw:line draw:style-name="gr1" draw:text-style-name="P1" draw:layer="layout" svg:x1="2.425cm" svg:y1="4.383cm" svg:x2="2.425cm" svg:y2="4.932cm">
            <text:p/>
          </draw:line>
          <draw:line draw:style-name="gr1" draw:text-style-name="P1" draw:layer="layout" svg:x1="2.425cm" svg:y1="6.584cm" svg:x2="2.425cm" svg:y2="9.133cm">
            <text:p/>
          </draw:line>
          <draw:line draw:style-name="gr1" draw:text-style-name="P1" draw:layer="layout" svg:x1="2.425cm" svg:y1="10.784cm" svg:x2="2.425cm" svg:y2="13.634cm">
            <text:p/>
          </draw:line>
          <draw:line draw:style-name="gr1" draw:text-style-name="P1" draw:layer="layout" svg:x1="2.425cm" svg:y1="15.284cm" svg:x2="2.425cm" svg:y2="16.258cm">
            <text:p/>
          </draw:line>
          <draw:line draw:style-name="gr1" draw:text-style-name="P1" draw:layer="layout" svg:x1="2.425cm" svg:y1="18.084cm" svg:x2="2.425cm" svg:y2="19.058cm">
            <text:p/>
          </draw:line>
          <draw:line draw:style-name="gr1" draw:text-style-name="P1" draw:layer="layout" svg:x1="2.425cm" svg:y1="1.183cm" svg:x2="2.425cm" svg:y2="2.333cm">
            <text:p/>
          </draw:line>
        </draw:g>
        <draw:g>
          <draw:g>
            <draw:custom-shape draw:style-name="gr8" draw:text-style-name="P1" draw:layer="layout" svg:width="1.136cm" svg:height="1.891cm" draw:transform="skewX (0.000523598775598286) rotate (2.18986461247729) translate (10.586cm 4.683cm)">
              <text:p/>
              <draw:enhanced-geometry svg:viewBox="0 0 88 21600" draw:glue-points="44 ?f6 44 0 0 10800 44 21600 88 10800" draw:text-areas="0 ?f6 88 ?f3" draw:mirror-horizontal="false" draw:mirror-vertical="false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line draw:style-name="gr1" draw:text-style-name="P1" draw:layer="layout" svg:x1="10.526cm" svg:y1="3.985cm" svg:x2="10.526cm" svg:y2="2.66cm">
              <text:p/>
            </draw:line>
            <draw:line draw:style-name="gr1" draw:text-style-name="P1" draw:layer="layout" svg:x1="10.526cm" svg:y1="2.76cm" svg:x2="11.526cm" svg:y2="2.085cm">
              <text:p/>
            </draw:line>
            <draw:line draw:style-name="gr1" draw:text-style-name="P1" draw:layer="layout" svg:x1="11.526cm" svg:y1="2.985cm" svg:x2="11.526cm" svg:y2="1.985cm">
              <text:p/>
            </draw:line>
          </draw:g>
          <draw:g>
            <draw:custom-shape draw:style-name="gr9" draw:text-style-name="P1" draw:layer="layout" svg:width="1.208cm" svg:height="1.8cm" draw:transform="rotate (1.57882484135407) translate (10.228cm 6.693cm)">
              <text:p/>
              <draw:enhanced-geometry svg:viewBox="0 0 88 21600" draw:glue-points="44 ?f6 44 0 0 10800 44 21600 88 10800" draw:text-areas="0 ?f6 88 ?f3" draw:mirror-horizontal="true" draw:mirror-vertical="false" draw:type="can" draw:modifiers="7699.7223764575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line draw:style-name="gr1" draw:text-style-name="P1" draw:layer="layout" svg:x1="11.716cm" svg:y1="6.285cm" svg:x2="11.716cm" svg:y2="4.885cm">
              <text:p/>
            </draw:line>
            <draw:line draw:style-name="gr1" draw:text-style-name="P1" draw:layer="layout" svg:x1="10.317cm" svg:y1="5.685cm" svg:x2="10.316cm" svg:y2="4.883cm">
              <text:p/>
            </draw:line>
            <draw:line draw:style-name="gr10" draw:text-style-name="P1" draw:layer="layout" svg:x1="11.818cm" svg:y1="4.934cm" svg:x2="10.215cm" svg:y2="4.934cm">
              <text:p/>
            </draw:line>
          </draw:g>
          <draw:g>
            <draw:custom-shape draw:style-name="gr9" draw:text-style-name="P1" draw:layer="layout" svg:width="1.208cm" svg:height="1.8cm" draw:transform="rotate (1.57882484135407) translate (10.23cm 10.894cm)">
              <text:p/>
              <draw:enhanced-geometry svg:viewBox="0 0 88 21600" draw:glue-points="44 ?f6 44 0 0 10800 44 21600 88 10800" draw:text-areas="0 ?f6 88 ?f3" draw:mirror-horizontal="true" draw:mirror-vertical="false" draw:type="can" draw:modifiers="7699.7223764575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line draw:style-name="gr1" draw:text-style-name="P1" draw:layer="layout" svg:x1="11.719cm" svg:y1="10.486cm" svg:x2="11.719cm" svg:y2="9.086cm">
              <text:p/>
            </draw:line>
            <draw:line draw:style-name="gr1" draw:text-style-name="P1" draw:layer="layout" svg:x1="10.32cm" svg:y1="9.886cm" svg:x2="10.319cm" svg:y2="9.084cm">
              <text:p/>
            </draw:line>
            <draw:line draw:style-name="gr10" draw:text-style-name="P1" draw:layer="layout" svg:x1="11.821cm" svg:y1="9.135cm" svg:x2="10.218cm" svg:y2="9.135cm">
              <text:p/>
            </draw:line>
          </draw:g>
          <draw:g>
            <draw:custom-shape draw:style-name="gr9" draw:text-style-name="P1" draw:layer="layout" svg:width="1.208cm" svg:height="1.8cm" draw:transform="rotate (1.57882484135407) translate (10.234cm 15.395cm)">
              <text:p/>
              <draw:enhanced-geometry svg:viewBox="0 0 88 21600" draw:glue-points="44 ?f6 44 0 0 10800 44 21600 88 10800" draw:text-areas="0 ?f6 88 ?f3" draw:mirror-horizontal="true" draw:mirror-vertical="false" draw:type="can" draw:modifiers="7699.7223764575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line draw:style-name="gr1" draw:text-style-name="P1" draw:layer="layout" svg:x1="11.722cm" svg:y1="14.987cm" svg:x2="11.722cm" svg:y2="13.587cm">
              <text:p/>
            </draw:line>
            <draw:line draw:style-name="gr1" draw:text-style-name="P1" draw:layer="layout" svg:x1="10.323cm" svg:y1="14.387cm" svg:x2="10.322cm" svg:y2="13.585cm">
              <text:p/>
            </draw:line>
            <draw:line draw:style-name="gr10" draw:text-style-name="P1" draw:layer="layout" svg:x1="11.824cm" svg:y1="13.636cm" svg:x2="10.221cm" svg:y2="13.636cm">
              <text:p/>
            </draw:line>
          </draw:g>
          <draw:custom-shape draw:style-name="gr11" draw:text-style-name="P1" draw:layer="layout" svg:width="3.999cm" svg:height="2.2cm" draw:transform="skewX (0.000523598775598294) rotate (-0.0731292956585626) translate (9.228cm 17.914cm)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7778.073975341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8" draw:text-style-name="P1" draw:layer="layout" svg:width="1.136cm" svg:height="1.891cm" draw:transform="skewX (0.000523598775598286) rotate (2.18986461247729) translate (10.686cm 18.483cm)">
              <text:p/>
              <draw:enhanced-geometry svg:viewBox="0 0 88 21600" draw:glue-points="44 ?f6 44 0 0 10800 44 21600 88 10800" draw:text-areas="0 ?f6 88 ?f3" draw:mirror-horizontal="false" draw:mirror-vertical="false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line draw:style-name="gr1" draw:text-style-name="P1" draw:layer="layout" svg:x1="10.626cm" svg:y1="17.785cm" svg:x2="10.626cm" svg:y2="16.46cm">
              <text:p/>
            </draw:line>
            <draw:line draw:style-name="gr1" draw:text-style-name="P1" draw:layer="layout" svg:x1="10.626cm" svg:y1="16.56cm" svg:x2="11.626cm" svg:y2="15.885cm">
              <text:p/>
            </draw:line>
            <draw:line draw:style-name="gr1" draw:text-style-name="P1" draw:layer="layout" svg:x1="11.626cm" svg:y1="16.785cm" svg:x2="11.626cm" svg:y2="15.785cm">
              <text:p/>
            </draw:line>
          </draw:g>
          <draw:line draw:style-name="gr1" draw:text-style-name="P1" draw:layer="layout" svg:x1="11.126cm" svg:y1="4.385cm" svg:x2="11.126cm" svg:y2="4.934cm">
            <text:p/>
          </draw:line>
          <draw:line draw:style-name="gr1" draw:text-style-name="P1" draw:layer="layout" svg:x1="11.126cm" svg:y1="6.586cm" svg:x2="11.126cm" svg:y2="9.135cm">
            <text:p/>
          </draw:line>
          <draw:line draw:style-name="gr1" draw:text-style-name="P1" draw:layer="layout" svg:x1="11.126cm" svg:y1="10.786cm" svg:x2="11.126cm" svg:y2="13.636cm">
            <text:p/>
          </draw:line>
          <draw:line draw:style-name="gr1" draw:text-style-name="P1" draw:layer="layout" svg:x1="11.126cm" svg:y1="15.286cm" svg:x2="11.126cm" svg:y2="16.26cm">
            <text:p/>
          </draw:line>
          <draw:line draw:style-name="gr1" draw:text-style-name="P1" draw:layer="layout" svg:x1="11.126cm" svg:y1="18.086cm" svg:x2="11.126cm" svg:y2="19.06cm">
            <text:p/>
          </draw:line>
          <draw:line draw:style-name="gr1" draw:text-style-name="P1" draw:layer="layout" svg:x1="11.126cm" svg:y1="1.185cm" svg:x2="11.126cm" svg:y2="2.335cm">
            <text:p/>
          </draw:line>
        </draw:g>
        <draw:line draw:style-name="gr1" draw:text-style-name="P1" draw:layer="layout" svg:x1="2.425cm" svg:y1="1.183cm" svg:x2="11.126cm" svg:y2="1.185cm">
          <text:p/>
        </draw:line>
        <draw:frame draw:style-name="gr12" draw:text-style-name="P3" draw:layer="layout" svg:width="3.186cm" svg:height="0.962cm" svg:x="3cm" svg:y="3.8cm">
          <draw:text-box>
            <text:p text:style-name="P3">RHipRoll</text:p>
          </draw:text-box>
        </draw:frame>
        <draw:frame draw:style-name="gr13" draw:text-style-name="P3" draw:layer="layout" svg:width="3.538cm" svg:height="0.962cm" svg:x="2.425cm" svg:y="6.8cm">
          <draw:text-box>
            <text:p text:style-name="P3">RHipPitch</text:p>
          </draw:text-box>
        </draw:frame>
        <draw:frame draw:style-name="gr14" draw:text-style-name="P3" draw:layer="layout" svg:width="4.062cm" svg:height="0.962cm" svg:x="2.538cm" svg:y="11cm">
          <draw:text-box>
            <text:p text:style-name="P3">RKneePitch</text:p>
          </draw:text-box>
        </draw:frame>
        <draw:frame draw:style-name="gr15" draw:text-style-name="P3" draw:layer="layout" svg:width="4.24cm" svg:height="0.962cm" svg:x="2.8cm" svg:y="15.238cm">
          <draw:text-box>
            <text:p text:style-name="P3">RAnklePitch</text:p>
          </draw:text-box>
        </draw:frame>
        <draw:frame draw:style-name="gr16" draw:text-style-name="P3" draw:layer="layout" svg:width="3.888cm" svg:height="0.962cm" svg:x="3.2cm" svg:y="17.238cm">
          <draw:text-box>
            <text:p text:style-name="P3">RAnkleRoll</text:p>
          </draw:text-box>
        </draw:frame>
        <draw:frame draw:style-name="gr17" draw:text-style-name="P3" draw:layer="layout" svg:width="3.118cm" svg:height="0.962cm" svg:x="7.2cm" svg:y="2.6cm">
          <draw:text-box>
            <text:p text:style-name="P3">LHipRoll</text:p>
          </draw:text-box>
        </draw:frame>
        <draw:frame draw:style-name="gr18" draw:text-style-name="P3" draw:layer="layout" svg:width="3.47cm" svg:height="0.962cm" svg:x="7cm" svg:y="4.934cm">
          <draw:text-box>
            <text:p text:style-name="P3">LHipPitch</text:p>
          </draw:text-box>
        </draw:frame>
        <draw:frame draw:style-name="gr19" draw:text-style-name="P3" draw:layer="layout" svg:width="3.994cm" svg:height="0.962cm" svg:x="6.4cm" svg:y="9.2cm">
          <draw:text-box>
            <text:p text:style-name="P3">LKneePitch</text:p>
          </draw:text-box>
        </draw:frame>
        <draw:frame draw:style-name="gr20" draw:text-style-name="P3" draw:layer="layout" svg:width="4.172cm" svg:height="0.962cm" svg:x="6.3cm" svg:y="13.585cm">
          <draw:text-box>
            <text:p text:style-name="P3">LAnklePitch</text:p>
          </draw:text-box>
        </draw:frame>
        <draw:frame draw:style-name="gr21" draw:text-style-name="P3" draw:layer="layout" svg:width="3.82cm" svg:height="0.962cm" svg:x="6.95cm" svg:y="16.276cm">
          <draw:text-box>
            <text:p text:style-name="P3">LAnkleRoll</text:p>
          </draw:text-box>
        </draw:frame>
        <draw:frame draw:style-name="gr22" draw:text-style-name="P4" draw:layer="layout" svg:width="1.81cm" svg:height="1.047cm" svg:x="1.416cm" svg:y="5.568cm">
          <draw:text-box>
            <text:p text:style-name="P4"><text:span text:style-name="T1">R1</text:span></text:p>
          </draw:text-box>
        </draw:frame>
        <draw:frame draw:style-name="gr23" draw:text-style-name="P4" draw:layer="layout" svg:width="1.711cm" svg:height="1.047cm" svg:x="1.419cm" svg:y="9.768cm">
          <draw:text-box>
            <text:p text:style-name="P4"><text:span text:style-name="T1">R2</text:span></text:p>
          </draw:text-box>
        </draw:frame>
        <draw:frame draw:style-name="gr24" draw:text-style-name="P4" draw:layer="layout" svg:width="1.503cm" svg:height="1.047cm" svg:x="1.418cm" svg:y="14.268cm">
          <draw:text-box>
            <text:p text:style-name="P4"><text:span text:style-name="T1">R3</text:span></text:p>
          </draw:text-box>
        </draw:frame>
        <draw:frame draw:style-name="gr22" draw:text-style-name="P4" draw:layer="layout" svg:width="1.849cm" svg:height="1.047cm" draw:transform="rotate (0.490437519810407) translate (1.97cm 17.133cm)">
          <draw:text-box>
            <text:p text:style-name="P4"><text:span text:style-name="T1">R5</text:span></text:p>
          </draw:text-box>
        </draw:frame>
        <draw:frame draw:style-name="gr24" draw:text-style-name="P4" draw:layer="layout" svg:width="1.677cm" svg:height="1.047cm" draw:transform="rotate (0.490437519810407) translate (1.87cm 3.333cm)">
          <draw:text-box>
            <text:p text:style-name="P4"><text:span text:style-name="T1">R4</text:span></text:p>
          </draw:text-box>
        </draw:frame>
        <draw:frame draw:style-name="gr25" draw:text-style-name="P5" draw:layer="layout" svg:width="2.118cm" svg:height="1.047cm" draw:transform="rotate (0.490437519810407) translate (10.67cm 3.233cm)">
          <draw:text-box>
            <text:p text:style-name="P5"><text:span text:style-name="T2">L4</text:span></text:p>
          </draw:text-box>
        </draw:frame>
        <draw:frame draw:style-name="gr26" draw:text-style-name="P5" draw:layer="layout" svg:width="1.499cm" svg:height="1.047cm" svg:x="10.217cm" svg:y="5.568cm">
          <draw:text-box>
            <text:p text:style-name="P5"><text:span text:style-name="T2">L1</text:span></text:p>
          </draw:text-box>
        </draw:frame>
        <draw:frame draw:style-name="gr26" draw:text-style-name="P5" draw:layer="layout" svg:width="1.582cm" svg:height="1.047cm" svg:x="10.218cm" svg:y="9.768cm">
          <draw:text-box>
            <text:p text:style-name="P5"><text:span text:style-name="T2">L2</text:span></text:p>
          </draw:text-box>
        </draw:frame>
        <draw:frame draw:style-name="gr25" draw:text-style-name="P5" draw:layer="layout" svg:width="1.503cm" svg:height="1.047cm" svg:x="10.219cm" svg:y="14.268cm">
          <draw:text-box>
            <text:p text:style-name="P5"><text:span text:style-name="T2">L3</text:span></text:p>
          </draw:text-box>
        </draw:frame>
        <draw:frame draw:style-name="gr27" draw:text-style-name="P5" draw:layer="layout" svg:width="1.749cm" svg:height="1.047cm" draw:transform="rotate (0.490437519810407) translate (10.77cm 17.033cm)">
          <draw:text-box>
            <text:p text:style-name="P5"><text:span text:style-name="T2">L5</text:span></text:p>
          </draw:text-box>
        </draw:frame>
        <draw:custom-shape draw:style-name="gr28" draw:text-style-name="P7" draw:layer="layout" svg:width="1.857cm" svg:height="1.733cm" svg:x="17.563cm" svg:y="9.759cm">
          <text:p text:style-name="P6"><text:span text:style-name="T3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1.857cm" svg:height="1.733cm" svg:x="17.564cm" svg:y="12.706cm">
          <text:p text:style-name="P6"><text:span text:style-name="T3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1.857cm" svg:height="1.733cm" svg:x="17.565cm" svg:y="15.565cm">
          <text:p text:style-name="P6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1.857cm" svg:height="1.732cm" svg:x="14.501cm" svg:y="9.76cm">
          <text:p text:style-name="P6"><text:span text:style-name="T3">R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1.857cm" svg:height="1.733cm" svg:x="14.503cm" svg:y="15.566cm">
          <text:p text:style-name="P6"><text:span text:style-name="T3">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1.858cm" svg:height="1.732cm" svg:x="22.391cm" svg:y="9.76cm">
          <text:p text:style-name="P8"><text:span text:style-name="T4">L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1.856cm" svg:height="1.733cm" svg:x="22.393cm" svg:y="12.706cm">
          <text:p text:style-name="P8"><text:span text:style-name="T4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1.857cm" svg:height="1.733cm" svg:x="22.393cm" svg:y="15.566cm">
          <text:p text:style-name="P8"><text:span text:style-name="T4">L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1.856cm" svg:height="1.732cm" svg:x="25.549cm" svg:y="9.762cm">
          <text:p text:style-name="P8"><text:span text:style-name="T4">L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1.857cm" svg:height="1.732cm" svg:x="25.643cm" svg:y="15.568cm">
          <text:p text:style-name="P8"><text:span text:style-name="T4">L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0" draw:text-style-name="P1" draw:layer="layout" svg:width="3.235cm" svg:height="1.514cm" draw:transform="skewX (-0.23073252711365) rotate (0.398982267005904) translate (18.9559168738037cm 9.84573397932189cm)" svg:viewBox="0 0 3236 1515" svg:d="M0 0c2004 0 3236 1515 3236 1515">
          <text:p/>
        </draw:path>
        <draw:path draw:style-name="gr30" draw:text-style-name="P1" draw:layer="layout" svg:width="3.232cm" svg:height="1.514cm" draw:transform="skewX (-0.232826922216044) rotate (-2.74261038658389) translate (22.9476115129744cm 11.4065983174335cm)" svg:viewBox="0 0 3233 1515" svg:d="M0 0c2004 0 3233 1515 3233 1515">
          <text:p/>
        </draw:path>
        <draw:path draw:style-name="gr30" draw:text-style-name="P1" draw:layer="layout" svg:width="3.892cm" svg:height="1.369cm" draw:transform="skewX (0.0413643032722655) rotate (-1.22783912877801) translate (15.8925234721936cm 11.4933140341753cm)" svg:viewBox="0 0 3893 1370" svg:d="M0 0c2207-1 3893 1370 3893 1370">
          <text:p/>
        </draw:path>
        <draw:path draw:style-name="gr30" draw:text-style-name="P1" draw:layer="layout" svg:width="3.891cm" svg:height="1.373cm" draw:transform="skewX (0.0420624349730634) rotate (1.91497525528818) translate (15.0589089480826cm 15.5449133718347cm)" svg:viewBox="0 0 3892 1374" svg:d="M0 0c2207 2 3892 1374 3892 1374">
          <text:p/>
        </draw:path>
        <draw:path draw:style-name="gr30" draw:text-style-name="P1" draw:layer="layout" svg:width="3.891cm" svg:height="1.361cm" draw:transform="skewX (0.0394444410950718) rotate (-1.22975899095521) translate (27.0321482202502cm 11.4941766425752cm)" svg:viewBox="0 0 3892 1362" svg:d="M0 0c2207-5 3892 1362 3892 1362">
          <text:p/>
        </draw:path>
        <draw:path draw:style-name="gr30" draw:text-style-name="P1" draw:layer="layout" svg:width="3.891cm" svg:height="1.4cm" draw:transform="skewX (0.0481710873550434) rotate (1.92195657229616) translate (26.1985218881668cm 15.5457796534873cm)" svg:viewBox="0 0 3892 1401" svg:d="M0 0c2208 18 3892 1401 3892 1401">
          <text:p/>
        </draw:path>
        <draw:path draw:style-name="gr30" draw:text-style-name="P1" draw:layer="layout" svg:width="1.709cm" svg:height="0.649cm" draw:transform="skewX (-0.0452040276266532) rotate (0.358141562509236) translate (15.9853534242662cm 9.93400710795202cm)" svg:viewBox="0 0 1710 650" svg:d="M0 0c991 0 1710 650 1710 650">
          <text:p/>
        </draw:path>
        <draw:path draw:style-name="gr30" draw:text-style-name="P1" draw:layer="layout" svg:width="1.705cm" svg:height="0.649cm" draw:transform="skewX (-0.0513126800086332) rotate (0.358141562509236) translate (24.0383652788688cm 9.90195468680586cm)" svg:viewBox="0 0 1706 650" svg:d="M0 0c991 0 1706 650 1706 650">
          <text:p/>
        </draw:path>
        <draw:path draw:style-name="gr30" draw:text-style-name="P1" draw:layer="layout" svg:width="1.709cm" svg:height="0.648cm" draw:transform="skewX (-0.0452040276266532) rotate (-2.78414922278136) translate (17.8187482327cm 11.3936921121732cm)" svg:viewBox="0 0 1710 649" svg:d="M0 0c991-1 1710 649 1710 649">
          <text:p/>
        </draw:path>
        <draw:path draw:style-name="gr30" draw:text-style-name="P1" draw:layer="layout" svg:width="1.705cm" svg:height="0.648cm" draw:transform="skewX (-0.0509636141582345) rotate (-2.78380015693096) translate (25.8244165902014cm 11.3391160329772cm)" svg:viewBox="0 0 1706 649" svg:d="M0 0c991 0 1706 649 1706 649">
          <text:p/>
        </draw:path>
        <draw:path draw:style-name="gr30" draw:text-style-name="P1" draw:layer="layout" svg:width="1.182cm" svg:height="0.33cm" draw:transform="skewX (0.0471238898038469) rotate (-1.294336173279) translate (18.7702566592873cm 11.4924478009773cm)" svg:viewBox="0 0 1183 331" svg:d="M0 0c718 11 1183 331 1183 331">
          <text:p/>
        </draw:path>
        <draw:path draw:style-name="gr30" draw:text-style-name="P1" draw:layer="layout" svg:width="1.181cm" svg:height="0.305cm" draw:transform="skewX (0.02460914245312) rotate (-1.31615278892892) translate (23.5427129643367cm 11.5582710477688cm)" svg:viewBox="0 0 1182 306" svg:d="M0 0c717-5 1182 306 1182 306">
          <text:p/>
        </draw:path>
        <draw:path draw:style-name="gr30" draw:text-style-name="P1" draw:layer="layout" svg:width="1.182cm" svg:height="0.33cm" draw:transform="skewX (0.0462512251778498) rotate (-1.294336173279) translate (18.7154868956652cm 14.417014660151cm)" svg:viewBox="0 0 1183 331" svg:d="M0 0c718 11 1183 331 1183 331">
          <text:p/>
        </draw:path>
        <draw:path draw:style-name="gr30" draw:text-style-name="P1" draw:layer="layout" svg:width="1.182cm" svg:height="0.32cm" draw:transform="skewX (0.0385717764690747) rotate (-1.30341188538937) translate (23.580712847247cm 14.4828520657486cm)" svg:viewBox="0 0 1183 321" svg:d="M0 0c718 4 1183 321 1183 321">
          <text:p/>
        </draw:path>
        <draw:path draw:style-name="gr30" draw:text-style-name="P1" draw:layer="layout" svg:width="1.18cm" svg:height="0.312cm" draw:transform="skewX (0.0263544717051144) rotate (1.83137398411765) translate (18.3330252026081cm 12.6844517483566cm)" svg:viewBox="0 0 1181 313" svg:d="M0 0c717-1 1181 313 1181 313">
          <text:p/>
        </draw:path>
        <draw:path draw:style-name="gr30" draw:text-style-name="P1" draw:layer="layout" svg:width="1.181cm" svg:height="0.335cm" draw:transform="skewX (0.0464257581030492) rotate (1.85092167173999) translate (18.2968231093337cm 15.652332296757cm)" svg:viewBox="0 0 1182 336" svg:d="M0 0c718 13 1182 336 1182 336">
          <text:p/>
        </draw:path>
        <draw:path draw:style-name="gr30" draw:text-style-name="P1" draw:layer="layout" svg:width="1.18cm" svg:height="0.294cm" draw:transform="skewX (0.0108210413623648) rotate (1.8158405537749) translate (23.1802817072283cm 15.5883069986377cm)" svg:viewBox="0 0 1181 295" svg:d="M0 0c717-12 1181 295 1181 295">
          <text:p/>
        </draw:path>
        <draw:path draw:style-name="gr30" draw:text-style-name="P1" draw:layer="layout" svg:width="1.18cm" svg:height="0.316cm" draw:transform="skewX (0.0300196631343025) rotate (1.83469010969644) translate (23.1444113404271cm 12.6653931585962cm)" svg:viewBox="0 0 1181 317" svg:d="M0 0c718 2 1181 317 1181 317">
          <text:p/>
        </draw:path>
        <presentation:notes draw:style-name="dp2">
          <draw:page-thumbnail draw:style-name="gr3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8" draw:text-style-name="P11" draw:layer="layout" svg:width="2.057cm" svg:height="1.955cm" svg:x="5.193cm" svg:y="2.693cm">
          <text:p text:style-name="P10"><text:span text:style-name="T5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2.057cm" svg:height="1.955cm" svg:x="5.194cm" svg:y="6.017cm">
          <text:p text:style-name="P10"><text:span text:style-name="T5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2.057cm" svg:height="1.955cm" svg:x="5.195cm" svg:y="9.243cm">
          <text:p text:style-name="P10"><text:span text:style-name="T5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2.057cm" svg:height="1.954cm" svg:x="1.801cm" svg:y="2.694cm">
          <text:p text:style-name="P10"><text:span text:style-name="T5">R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2.057cm" svg:height="1.955cm" svg:x="1.803cm" svg:y="9.244cm">
          <text:p text:style-name="P10"><text:span text:style-name="T5">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057cm" svg:height="1.954cm" svg:x="10.541cm" svg:y="2.694cm">
          <text:p text:style-name="P12"><text:span text:style-name="T6">L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056cm" svg:height="1.955cm" svg:x="10.543cm" svg:y="6.018cm">
          <text:p text:style-name="P12"><text:span text:style-name="T6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057cm" svg:height="1.955cm" svg:x="10.543cm" svg:y="9.244cm">
          <text:p text:style-name="P12"><text:span text:style-name="T6">L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056cm" svg:height="1.954cm" svg:x="14.039cm" svg:y="2.696cm">
          <text:p text:style-name="P12"><text:span text:style-name="T6">L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057cm" svg:height="1.954cm" svg:x="14.143cm" svg:y="9.246cm">
          <text:p text:style-name="P12"><text:span text:style-name="T6">L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0" draw:text-style-name="P1" draw:layer="layout" svg:width="3.59cm" svg:height="1.703cm" draw:transform="skewX (-0.217817090648892) rotate (0.405439985238283) translate (6.73571401838708cm 2.79005879058931cm)" svg:viewBox="0 0 3591 1704" svg:d="M0 0c2226 0 3591 1704 3591 1704">
          <text:p/>
        </draw:path>
        <draw:path draw:style-name="gr30" draw:text-style-name="P1" draw:layer="layout" svg:width="3.591cm" svg:height="1.703cm" draw:transform="skewX (-0.217293491873294) rotate (-2.73632720127671) translate (11.1573167399708cm 4.55103422718209cm)" svg:viewBox="0 0 3592 1704" svg:d="M0 0c2227-1 3592 1704 3592 1704">
          <text:p/>
        </draw:path>
        <draw:path draw:style-name="gr30" draw:text-style-name="P1" draw:layer="layout" svg:width="4.382cm" svg:height="1.519cm" draw:transform="skewX (0.0301941960595019) rotate (-1.23377324823479) translate (3.34239169092535cm 4.64886701520183cm)" svg:viewBox="0 0 4383 1520" svg:d="M0 0c2485-1 4383 1520 4383 1520">
          <text:p/>
        </draw:path>
        <draw:path draw:style-name="gr30" draw:text-style-name="P1" draw:layer="layout" svg:width="4.381cm" svg:height="1.519cm" draw:transform="skewX (0.0293215314335047) rotate (1.907819405355) translate (2.41899558337829cm 9.21990242102716cm)" svg:viewBox="0 0 4382 1520" svg:d="M0 0c2485-1 4382 1520 4382 1520">
          <text:p/>
        </draw:path>
        <draw:path draw:style-name="gr30" draw:text-style-name="P1" draw:layer="layout" svg:width="4.382cm" svg:height="1.523cm" draw:transform="skewX (0.0312413936106985) rotate (-1.2327260506836) translate (15.6817470542027cm 4.64984451354954cm)" svg:viewBox="0 0 4383 1524" svg:d="M0 0c2485 2 4383 1524 4383 1524">
          <text:p/>
        </draw:path>
        <draw:path draw:style-name="gr30" draw:text-style-name="P1" draw:layer="layout" svg:width="4.38cm" svg:height="1.535cm" draw:transform="skewX (0.032637657012294) rotate (1.91148459678419) translate (14.7583519245876cm 9.22087960906264cm)" svg:viewBox="0 0 4381 1536" svg:d="M0 0c2485 8 4381 1536 4381 1536">
          <text:p/>
        </draw:path>
        <draw:path draw:style-name="gr30" draw:text-style-name="P1" draw:layer="layout" svg:width="1.896cm" svg:height="0.731cm" draw:transform="skewX (-0.0342084533390889) rotate (0.364424747816416) translate (3.44521916732129cm 2.88964904486895cm)" svg:viewBox="0 0 1897 732" svg:d="M0 0c1100 0 1897 732 1897 732">
          <text:p/>
        </draw:path>
        <draw:path draw:style-name="gr30" draw:text-style-name="P1" draw:layer="layout" svg:width="1.892cm" svg:height="0.73cm" draw:transform="skewX (-0.0397935069454707) rotate (0.363901149040818) translate (12.365545141149cm 2.85348727401132cm)" svg:viewBox="0 0 1893 731" svg:d="M0 0c1100 0 1893 731 1893 731">
          <text:p/>
        </draw:path>
        <draw:path draw:style-name="gr30" draw:text-style-name="P1" draw:layer="layout" svg:width="1.896cm" svg:height="0.73cm" draw:transform="skewX (-0.0342084533390889) rotate (-2.77769150454898) translate (5.47607151205638cm 4.53647274389903cm)" svg:viewBox="0 0 1897 731" svg:d="M0 0c1100 0 1897 731 1897 731">
          <text:p/>
        </draw:path>
        <draw:path draw:style-name="gr30" draw:text-style-name="P1" draw:layer="layout" svg:width="1.896cm" svg:height="0.73cm" draw:transform="skewX (-0.0340339204138894) rotate (-2.77751697162378) translate (14.3439552258456cm 4.47490004909707cm)" svg:viewBox="0 0 1897 731" svg:d="M0 0c1100 0 1897 731 1897 731">
          <text:p/>
        </draw:path>
        <draw:path draw:style-name="gr30" draw:text-style-name="P1" draw:layer="layout" svg:width="1.332cm" svg:height="0.365cm" draw:transform="skewX (0.0368264472170804) rotate (-1.30044482566098) translate (6.53005813040063cm 4.64788982674367cm)" svg:viewBox="0 0 1333 366" svg:d="M0 0c809 11 1333 366 1333 366">
          <text:p/>
        </draw:path>
        <draw:path draw:style-name="gr30" draw:text-style-name="P1" draw:layer="layout" svg:width="1.331cm" svg:height="0.346cm" draw:transform="skewX (0.0223402144255274) rotate (-1.31458199260213) translate (11.8164451730672cm 4.72216760622806cm)" svg:viewBox="0 0 1332 347" svg:d="M0 0c808-1 1332 347 1332 347">
          <text:p/>
        </draw:path>
        <draw:path draw:style-name="gr30" draw:text-style-name="P1" draw:layer="layout" svg:width="1.332cm" svg:height="0.365cm" draw:transform="skewX (0.0370009801422798) rotate (-1.30044482566098) translate (6.4693896307934cm 7.9474011550422cm)" svg:viewBox="0 0 1333 366" svg:d="M0 0c809 11 1333 366 1333 366">
          <text:p/>
        </draw:path>
        <draw:path draw:style-name="gr30" draw:text-style-name="P1" draw:layer="layout" svg:width="1.332cm" svg:height="0.346cm" draw:transform="skewX (0.0230383461263251) rotate (-1.31458199260213) translate (11.8586046391397cm 8.02167893545684cm)" svg:viewBox="0 0 1333 347" svg:d="M0 0c808-1 1333 347 1333 347">
          <text:p/>
        </draw:path>
        <draw:path draw:style-name="gr30" draw:text-style-name="P1" draw:layer="layout" svg:width="1.33cm" svg:height="0.361cm" draw:transform="skewX (0.0286233997327069) rotate (1.83800623527523) translate (6.04573841319717cm 5.99271434917814cm)" svg:viewBox="0 0 1331 362" svg:d="M0 0c809 8 1331 362 1331 362">
          <text:p/>
        </draw:path>
        <draw:path draw:style-name="gr30" draw:text-style-name="P1" draw:layer="layout" svg:width="1.33cm" svg:height="0.361cm" draw:transform="skewX (0.028623399732707) rotate (1.83800623527523) translate (6.00563550667714cm 9.34109284762328cm)" svg:viewBox="0 0 1331 362" svg:d="M0 0c809 8 1331 362 1331 362">
          <text:p/>
        </draw:path>
        <draw:path draw:style-name="gr30" draw:text-style-name="P1" draw:layer="layout" svg:width="1.33cm" svg:height="0.342cm" draw:transform="skewX (0.0153588974175501) rotate (1.82404360125927) translate (11.4153933641232cm 9.26877462587755cm)" svg:viewBox="0 0 1331 343" svg:d="M0 0c808-3 1331 343 1331 343">
          <text:p/>
        </draw:path>
        <draw:path draw:style-name="gr30" draw:text-style-name="P1" draw:layer="layout" svg:width="1.33cm" svg:height="0.361cm" draw:transform="skewX (0.028623399732707) rotate (1.83800623527523) translate (11.3753118617439cm 5.97121279431364cm)" svg:viewBox="0 0 1331 362" svg:d="M0 0c809 8 1331 362 1331 362">
          <text:p/>
        </draw:path>
        <presentation:notes draw:style-name="dp2">
          <draw:page-thumbnail draw:style-name="gr3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9T15:10:30.591368883</meta:creation-date>
    <dc:date>2017-02-09T17:06:15.888601530</dc:date>
    <meta:editing-duration>PT1H40M32S</meta:editing-duration>
    <meta:editing-cycles>5</meta:editing-cycles>
    <meta:generator>LibreOffice/4.2.8.2$Linux_X86_64 LibreOffice_project/420m0$Build-2</meta:generator>
    <meta:document-statistic meta:object-count="176"/>
  </office:meta>
</office:document-meta>
</file>